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5bc5" officeooo:paragraph-rsid="001d5bc5"/>
    </style:style>
    <style:style style:name="P2" style:family="paragraph" style:parent-style-name="Standard">
      <style:text-properties officeooo:rsid="001de220" officeooo:paragraph-rsid="001de220"/>
    </style:style>
    <style:style style:name="P3" style:family="paragraph" style:parent-style-name="Text_20_body">
      <style:text-properties officeooo:rsid="001de220" officeooo:paragraph-rsid="001de22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1de220"/>
    </style:style>
    <style:style style:name="P8" style:family="paragraph" style:parent-style-name="Text_20_body" style:list-style-name="L4"/>
    <style:style style:name="P9" style:family="paragraph" style:parent-style-name="Text_20_body">
      <style:text-properties officeooo:rsid="001fcb06" officeooo:paragraph-rsid="001fcb06"/>
    </style:style>
    <style:style style:name="T1" style:family="text">
      <style:text-properties officeooo:rsid="001d5bc5"/>
    </style:style>
    <style:style style:name="T2" style:family="text">
      <style:text-properties officeooo:rsid="001de22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ANALYSIS FOR VIBRATION DETECTION ALGORITHM</text:p>
      <text:p text:style-name="P1"/>
      <text:p text:style-name="P1">Starting with a known scenario: CHAINSAW CUTTING AT 70CM FROM THE SENSOR DURING 5MIN.</text:p>
      <text:p text:style-name="P1">So that we can TEST: </text:p>
      <text:p text:style-name="P1"/>
      <text:p text:style-name="P1">Ground Truth Validation: Confirming whether our simulated classifier correctly maps to real-world vibration patterns.</text:p>
      <text:p text:style-name="P1"/>
      <text:p text:style-name="P1">Baseline Calibration: Real data will always contain environmental noise, slight hardware delays, and sensor quirks — testing known conditions lets us fine-tune energy thresholds and frequency band ranges.</text:p>
      <text:p text:style-name="P1"/>
      <text:p text:style-name="P1">Event Shape Matching: It should help validate that our previous assumptions (e.g., machete = sharp energy in D3–D4) hold true in real wood, not just simulated signals.</text:p>
      <text:p text:style-name="P1"/>
      <text:p text:style-name="P1">Comparative Analysis: Once one known event works (say, chainsaw), we can use its band pattern as a benchmark to distinguish others (wind, machete, etc.).</text:p>
      <text:p text:style-name="P1"/>
      <text:p text:style-name="P2">WORKFLOW CHOSEN:</text:p>
      <text:p text:style-name="P3"><text:span text:style-name="Strong_20_Emphasis">Starting with: </text:span><text:span text:style-name="Strong_20_Emphasis"><text:span text:style-name="T1">CHAINSAW CUTTING AT 70CM FROM THE SENSOR DURING 5MIN.</text:span></text:span></text:p>
      <text:list text:style-name="L1">
        <text:list-item>
          <text:p text:style-name="P4"><text:span text:style-name="Strong_20_Emphasis">Pick</text:span><text:span text:style-name="Strong_20_Emphasis"><text:span text:style-name="T2">ed</text:span></text:span><text:span text:style-name="Strong_20_Emphasis"> 5 .csv files</text:span> at random from that batch to test with the wavelet classifier.</text:p>
        </text:list-item>
      </text:list>
      <text:list text:style-name="L2">
        <text:list-item>
          <text:p text:style-name="P5"><text:span text:style-name="Strong_20_Emphasis">Visualize + Classify</text:span>:</text:p>
        </text:list-item>
      </text:list>
      <text:list text:style-name="L3">
        <text:list-item>
          <text:p text:style-name="P6">Plot the signal</text:p>
        </text:list-item>
        <text:list-item>
          <text:p text:style-name="P6">Perform DWT</text:p>
        </text:list-item>
        <text:list-item>
          <text:p text:style-name="P6">Compute energy ratios for D1–D5</text:p>
        </text:list-item>
        <text:list-item>
          <text:p text:style-name="P6">Apply the classifier logic</text:p>
        </text:list-item>
        <text:list-item>
          <text:p text:style-name="P7">known expected activity <text:span text:style-name="T2">= CHAINSAW</text:span></text:p>
        </text:list-item>
      </text:list>
      <text:list text:style-name="L4">
        <text:list-item>
          <text:p text:style-name="P8"><text:span text:style-name="Strong_20_Emphasis">Compare Output</text:span> with known expected activity.</text:p>
        </text:list-item>
      </text:list>
      <text:p text:style-name="Text_20_body"/>
      <text:p text:style-name="P9">THINGS TO CHANGE IN DATA COLLECTION:</text:p>
      <text:p text:style-name="P9">-sensor is aligned in the x axis and y , z are almost superimposed signals. Maybe try installing the sensor horizontally</text:p>
      <text:p text:style-name="P9">-Collect more data but using machete as well.</text:p>
      <text:p text:style-name="P9">-Collect a new batch of data using the newly added variables like temp and total magnitud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5:29:12.215848897</meta:creation-date>
    <dc:date>2025-04-22T17:34:08.827196808</dc:date>
    <meta:editing-duration>PT2H4M56S</meta:editing-duration>
    <meta:editing-cycles>3</meta:editing-cycles>
    <meta:generator>LibreOffice/24.8.6.2$Linux_X86_64 LibreOffice_project/480$Build-2</meta:generator>
    <meta:document-statistic meta:table-count="0" meta:image-count="0" meta:object-count="0" meta:page-count="1" meta:paragraph-count="21" meta:word-count="234" meta:character-count="1442" meta:non-whitespace-character-count="1237"/>
  </office:meta>
</office:document-meta>
</file>